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後ろの客たち、4つあるパラメータのうち
どれが一番重要か、で揉めてるみたいだぜ。</text:p>
          </table:table-cell>
          <table:table-cell table:style-name="ce0"/>
          <table:table-cell table:style-name="ce0"/>
          <table:table-cell table:style-name="ce0" office:value-type="string">
            <text:p>It sounds like the customers behind me are
arguing about the most important stat out of
the four, or something.</text:p>
          </table:table-cell>
          <table:table-cell table:number-columns-repeated="1020"/>
        </table:table-row>
        <table:table-row>
          <table:table-cell table:style-name="ce0" office:value-type="string">
            <text:p>つーわけで、この酒場はオレたち盗賊団が
占拠するぜ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客は全員、ロープに巻かれておとなしく
してな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受付
「ひ、ひいい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よし、あとは警備の騎士団がこっちに集まって
　来るだろうから、ガラ空きになった民家を
　強襲すりゃあ作戦成功だぜ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（あの、お頭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（俺たちは、どうやって騎士団の連中から
　逃げればいいんですかい・・・？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んなもん、正面突破だろ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せ魔物鎮圧とかで兵は出払ってるんだろう
　から、こっちに回ってくる数なんざ、たかが
　知れてるぜ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（了解っす！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ー・・・すげー小便してえ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さっさと終わらせて便所行きてえ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15T19:02:27+02:00</meta:creation-date>
    <dc:date>2019-10-15T19:02:2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